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c9e0" officeooo:paragraph-rsid="0007c9e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cfaa4" officeooo:paragraph-rsid="002cfa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c9e0" officeooo:paragraph-rsid="0007c9e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79f1" officeooo:paragraph-rsid="001979f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cfaa4" officeooo:paragraph-rsid="002cfaa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b327" officeooo:paragraph-rsid="0011b32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4f5c" officeooo:paragraph-rsid="001b4f5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d9f7b" officeooo:paragraph-rsid="002d9f7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ada4" officeooo:paragraph-rsid="0016ada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2d9f7b" officeooo:paragraph-rsid="002d9f7b"/>
    </style:style>
    <style:style style:name="P11" style:family="paragraph" style:parent-style-name="Standard">
      <style:paragraph-properties fo:text-align="start" style:justify-single-word="false"/>
      <style:text-properties officeooo:rsid="0058772c" officeooo:paragraph-rsid="0058772c"/>
    </style:style>
    <style:style style:name="P12" style:family="paragraph" style:parent-style-name="Standard">
      <style:paragraph-properties fo:text-align="start" style:justify-single-word="false"/>
      <style:text-properties officeooo:rsid="005ca115" officeooo:paragraph-rsid="005ca115"/>
    </style:style>
    <style:style style:name="P13" style:family="paragraph" style:parent-style-name="Standard">
      <style:paragraph-properties fo:text-align="start" style:justify-single-word="false"/>
      <style:text-properties officeooo:rsid="00678819" officeooo:paragraph-rsid="00678819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b04a8" officeooo:paragraph-rsid="000b04a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cfc05" officeooo:paragraph-rsid="000cfc05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04520" officeooo:paragraph-rsid="00104520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11b327" officeooo:paragraph-rsid="0011b327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19c3e1" officeooo:paragraph-rsid="0019c3e1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weight="normal" officeooo:rsid="001b4f5c" officeooo:paragraph-rsid="001b4f5c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weight="normal" officeooo:rsid="002d9f7b" officeooo:paragraph-rsid="002d9f7b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normal" officeooo:rsid="003bc49b" officeooo:paragraph-rsid="003bc49b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2pt" fo:font-weight="normal" officeooo:rsid="00552575" officeooo:paragraph-rsid="005635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52575" officeooo:paragraph-rsid="002d9f7b" style:font-size-asian="10.5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weight="normal" officeooo:rsid="0058772c" officeooo:paragraph-rsid="0058772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8772c" officeooo:paragraph-rsid="0058772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ca115" officeooo:paragraph-rsid="005ca115" style:font-size-asian="10.5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font-weight="normal" officeooo:rsid="005ff2fa" officeooo:paragraph-rsid="005ff2fa" style:font-size-asian="10.5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fo:font-weight="normal" officeooo:rsid="00678819" officeooo:paragraph-rsid="0067881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78819" officeooo:paragraph-rsid="00678819" style:font-size-asian="10.5pt" style:font-weight-asian="normal" style:font-size-complex="12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weight="normal" officeooo:rsid="006ae4ac" officeooo:paragraph-rsid="006ae4ac" style:font-size-asian="10.5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fo:font-size="12pt" fo:font-weight="normal" officeooo:rsid="006b0e5b" officeooo:paragraph-rsid="006b0e5b" style:font-size-asian="10.5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ize="12pt" fo:font-weight="normal" officeooo:rsid="006f9194" officeooo:paragraph-rsid="006f919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f9194" officeooo:paragraph-rsid="006f9194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15b742" officeooo:paragraph-rsid="0015b742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16ada4" officeooo:paragraph-rsid="0016ada4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4pt" fo:font-weight="bold" officeooo:rsid="00138145" officeooo:paragraph-rsid="00138145" style:font-size-asian="12.25pt" style:font-weight-asian="bold" style:font-size-complex="14pt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4pt" fo:font-weight="bold" officeooo:rsid="001979f1" officeooo:paragraph-rsid="001979f1" style:font-size-asian="14pt" style:font-weight-asian="bold" style:font-size-complex="14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fo:font-weight="normal" officeooo:rsid="0019c3e1" officeooo:paragraph-rsid="0019c3e1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weight="normal" officeooo:rsid="001acb80" officeooo:paragraph-rsid="001acb80" style:font-weight-asian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2d9f7b" officeooo:paragraph-rsid="002d9f7b"/>
    </style:style>
    <style:style style:name="P41" style:family="paragraph" style:parent-style-name="Standard" style:list-style-name="L7">
      <style:paragraph-properties fo:text-align="start" style:justify-single-word="false"/>
      <style:text-properties officeooo:rsid="00576d5f" officeooo:paragraph-rsid="00576d5f"/>
    </style:style>
    <style:style style:name="P42" style:family="paragraph" style:parent-style-name="Standard" style:list-style-name="L8">
      <style:paragraph-properties fo:text-align="start" style:justify-single-word="false"/>
      <style:text-properties officeooo:rsid="005ca115" officeooo:paragraph-rsid="005ca115"/>
    </style:style>
    <style:style style:name="P43" style:family="paragraph" style:parent-style-name="Standard" style:list-style-name="L10">
      <style:paragraph-properties fo:text-align="start" style:justify-single-word="false"/>
      <style:text-properties officeooo:rsid="00657086" officeooo:paragraph-rsid="00657086"/>
    </style:style>
    <style:style style:name="P44" style:family="paragraph" style:parent-style-name="Standard" style:list-style-name="L10">
      <style:paragraph-properties fo:text-align="start" style:justify-single-word="false"/>
      <style:text-properties officeooo:rsid="0065fc01" officeooo:paragraph-rsid="0065fc01"/>
    </style:style>
    <style:style style:name="P45" style:family="paragraph" style:parent-style-name="Standard" style:list-style-name="L11">
      <style:paragraph-properties fo:text-align="start" style:justify-single-word="false"/>
      <style:text-properties officeooo:rsid="006ae4ac" officeooo:paragraph-rsid="006ae4ac"/>
    </style:style>
    <style:style style:name="P46" style:family="paragraph" style:parent-style-name="Standard" style:list-style-name="L11">
      <style:paragraph-properties fo:text-align="start" style:justify-single-word="false"/>
      <style:text-properties officeooo:rsid="006cd669" officeooo:paragraph-rsid="006cd669"/>
    </style:style>
    <style:style style:name="T1" style:family="text">
      <style:text-properties officeooo:rsid="000b04a8"/>
    </style:style>
    <style:style style:name="T2" style:family="text">
      <style:text-properties officeooo:rsid="000b15fb"/>
    </style:style>
    <style:style style:name="T3" style:family="text">
      <style:text-properties officeooo:rsid="000e4ebc"/>
    </style:style>
    <style:style style:name="T4" style:family="text">
      <style:text-properties officeooo:rsid="00118536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979f1" style:font-size-asian="10.5pt" style:font-size-complex="12pt"/>
    </style:style>
    <style:style style:name="T7" style:family="text">
      <style:text-properties fo:font-size="12pt" officeooo:rsid="001acb80" style:font-size-asian="10.5pt" style:font-size-complex="12pt"/>
    </style:style>
    <style:style style:name="T8" style:family="text">
      <style:text-properties fo:font-size="12pt" officeooo:rsid="001b4f5c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cfaa4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f5c5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ed35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5257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aa44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e23d1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37a4a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8e01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a6da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cd66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e20b6" style:font-size-asian="10.5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<text:span text:style-name="T1">ins</text:span></text:p>
      <text:p text:style-name="P3"/>
      <text:list xml:id="list2774997590" text:style-name="L1">
        <text:list-item>
          <text:p text:style-name="P14">Jen<text:span text:style-name="T2">kins is an Open-source project written in Java that runs on Windows, macOS and other Unix Like Operation Systems. It is free , Community supported and might be your first choice tool for CI.</text:span></text:p>
        </text:list-item>
        <text:list-item>
          <text:p text:style-name="P15">Jenkins automate the entire softwar<text:span text:style-name="T3">e development life cycle (SDLC).</text:span></text:p>
        </text:list-item>
        <text:list-item>
          <text:p text:style-name="P16">Jenkins WAS Originally developed by Sun Microsystem in 2004 under the name hudson.</text:p>
        </text:list-item>
        <text:list-item>
          <text:p text:style-name="P16">The project was later named jenkins when Oracle Bought Micorsystems.</text:p>
        </text:list-item>
        <text:list-item>
          <text:p text:style-name="P16">It can run on any major plateform with any compatibility <text:span text:style-name="T4">issues.</text:span></text:p>
        </text:list-item>
        <text:list-item>
          <text:p text:style-name="P17">Whenever developers write code, we integrate all that code of all developers at that point of time and we build, test and deliver/Deploy to the Client. This process is called CI/CD.</text:p>
        </text:list-item>
        <text:list-item>
          <text:p text:style-name="P17">Jenkins helps us to achieve this.</text:p>
        </text:list-item>
        <text:list-item>
          <text:p text:style-name="P17">Because of CI, Nows bugs will be reported fast and get rectified fast. So the entire software develpment happens fast.</text:p>
        </text:list-item>
      </text:list>
      <text:p text:style-name="P6"/>
      <text:list xml:id="list3899847088" text:style-name="L2">
        <text:list-item>
          <text:p text:style-name="P36">Workflow of Jenkins</text:p>
          <text:p text:style-name="P36"/>
        </text:list-item>
      </text:list>
      <text:list xml:id="list2551981176" text:style-name="L3">
        <text:list-item>
          <text:p text:style-name="P34">we can attach git, Maven, Selenium and Artifactory plugins to jenkins.</text:p>
        </text:list-item>
        <text:list-item>
          <text:p text:style-name="P34">Once developers puts code in github, jenkins pull that code &amp; send to Maven for Build.</text:p>
        </text:list-item>
        <text:list-item>
          <text:p text:style-name="P34">Once build is done, jinkins pull that code and send to selenium for testing.</text:p>
        </text:list-item>
        <text:list-item>
          <text:p text:style-name="P34">Once testing is done, then jinkins will pull that code and send to artifactory as per reqirement and so on.</text:p>
        </text:list-item>
        <text:list-item>
          <text:p text:style-name="P35">We can also deploy with jenkins.</text:p>
        </text:list-item>
      </text:list>
      <text:p text:style-name="P9"/>
      <text:list xml:id="list243482427" text:style-name="L4">
        <text:list-item>
          <text:p text:style-name="P37">Advantages of Jenkins</text:p>
        </text:list-item>
      </text:list>
      <text:p text:style-name="P4"><text:tab/></text:p>
      <text:list xml:id="list2708168208" text:style-name="L5">
        <text:list-item>
          <text:p text:style-name="P38"><text:span text:style-name="T6">I</text:span><text:span text:style-name="T5">t has lots of plugins available.</text:span></text:p>
        </text:list-item>
        <text:list-item>
          <text:p text:style-name="P18">You can write your own plugin.</text:p>
        </text:list-item>
        <text:list-item>
          <text:p text:style-name="P18">You can use community Plug-in</text:p>
        </text:list-item>
        <text:list-item>
          <text:p text:style-name="P18">Jenkins is not just a tool. It is a framework i.e You can do whatever you want. All you need is plugins.</text:p>
        </text:list-item>
        <text:list-item>
          <text:p text:style-name="P38"><text:span text:style-name="T5">We can attach slaves </text:span><text:span text:style-name="T7">(nodes) to jenkins master. It instruct others (slaves) to do job. If slaves are not available, jenkins itself does the job.</text:span></text:p>
        </text:list-item>
        <text:list-item>
          <text:p text:style-name="P39"><text:span text:style-name="T5">Jenkins also behave as </text:span><text:span text:style-name="T8">Crone Server Replacement i.e can do scheduled task.</text:span></text:p>
        </text:list-item>
        <text:list-item>
          <text:p text:style-name="P19">It can create labels.</text:p>
        </text:list-item>
      </text:list>
      <text:p text:style-name="P7"/>
      <text:p text:style-name="P2"># CI / CD PipeLine Project – Part 1</text:p>
      <text:p text:style-name="P2"/>
      <text:p text:style-name="P5"><text:tab/><text:span text:style-name="T21">step1: Download, Install and Configure</text:span></text:p>
      <text:list xml:id="list751569283" text:style-name="L6">
        <text:list-item>
          <text:p text:style-name="P40"><text:span text:style-name="T10">G</text:span><text:span text:style-name="T9">it</text:span></text:p>
        </text:list-item>
        <text:list-item>
          <text:p text:style-name="P20">Java</text:p>
        </text:list-item>
        <text:list-item>
          <text:p text:style-name="P20">Maven</text:p>
        </text:list-item>
        <text:list-item>
          <text:p text:style-name="P20">Jenkins</text:p>
          <text:p text:style-name="P21">(Note : help of internet/yoututbe)</text:p>
        </text:list-item>
      </text:list>
      <text:p text:style-name="P8"><text:tab/></text:p>
      <text:p text:style-name="P10"><text:span text:style-name="T9"><text:tab/></text:span><text:span text:style-name="T11">step2: </text:span><text:span text:style-name="T12">Maven Job, Schedule Task, Poll SCM</text:span></text:p>
      <text:list xml:id="list277571312" text:style-name="L7">
        <text:list-item>
          <text:p text:style-name="P22">Start Jenkins (container)</text:p>
        </text:list-item>
        <text:list-item>
          <text:p text:style-name="P22">Go to google chrome -&gt; localhost:8080 login</text:p>
        </text:list-item>
        <text:list-item>
          <text:p text:style-name="P41"><text:span text:style-name="T13">G</text:span><text:span text:style-name="T9">o to Manage jenkins on left side of jenkins dashboard -&gt; Manage Plugins -&gt; Available -&gt; Select Maven Integration &amp; Green balls -&gt; Install withour Restart</text:span></text:p>
        </text:list-item>
        <text:list-item>
          <text:p text:style-name="P24"><text:soft-page-break/>Go to New item -&gt; Maven Project</text:p>
          <text:p text:style-name="P24">Now go to Manage jenkis -&gt; Global tool Configuration go to Add JDK.</text:p>
          <text:p text:style-name="P24">Uncheck this install Automatically Option </text:p>
          <text:p text:style-name="P24">Name -&gt; JAVA</text:p>
          <text:p text:style-name="P24">JAVA_HOME -&gt; c:\programfiles\Java\jdk</text:p>
        </text:list-item>
      </text:list>
      <text:p text:style-name="P25"/>
      <text:p text:style-name="P25"><text:tab/><text:tab/>Now go to Maven</text:p>
      <text:p text:style-name="P25"><text:tab/><text:tab/>Name – MAVEN</text:p>
      <text:p text:style-name="P25"><text:tab/><text:tab/>MAVEN_HOME -&gt; c:\DevTools\apache-Maven</text:p>
      <text:p text:style-name="P25"/>
      <text:p text:style-name="P11"><text:span text:style-name="T9"><text:tab/></text:span><text:span text:style-name="T14">step3: update and install all plugin – maven, git jdk if not in local machine</text:span></text:p>
      <text:list xml:id="list2810421681" text:style-name="L8">
        <text:list-item>
          <text:p text:style-name="P42"><text:span text:style-name="T14">G</text:span><text:span text:style-name="T9">o to Global Tool Configuraion setup jdk, maven, git path</text:span></text:p>
        </text:list-item>
      </text:list>
      <text:p text:style-name="P26"/>
      <text:p text:style-name="P12"><text:span text:style-name="T9"><text:tab/></text:span><text:span text:style-name="T15">step4: Build maven project using Jenkins</text:span></text:p>
      <text:list xml:id="list4155372117" text:style-name="L9">
        <text:list-item>
          <text:p text:style-name="P27">Now go to Jenkins -&gt; New Item -&gt; EnterNme -&gt; &lt;MyMavenProject&gt;</text:p>
        </text:list-item>
        <text:list-item>
          <text:p text:style-name="P27">Then select Maven Project -&gt; ok</text:p>
          <text:p text:style-name="P27">Source Code Management -&gt; git .</text:p>
        </text:list-item>
        <text:list-item>
          <text:p text:style-name="P27">Repositry URL </text:p>
          <text:list>
            <text:list-item>
              <text:p text:style-name="P27">Build option -&gt; Root POM -&gt; pom.xml</text:p>
            </text:list-item>
            <text:list-item>
              <text:p text:style-name="P27">Goals &amp; options -&gt; clean Package -&gt; Save</text:p>
            </text:list-item>
            <text:list-item>
              <text:p text:style-name="P27">go to jenkins home page -&gt; click on MyMavenProject -&gt; Build Now</text:p>
            </text:list-item>
          </text:list>
        </text:list-item>
      </text:list>
      <text:p text:style-name="P23"><text:tab/></text:p>
      <text:p text:style-name="P10"><text:span text:style-name="T13"><text:tab/></text:span><text:span text:style-name="T16">step 5.</text:span><text:span text:style-name="T17">1</text:span><text:span text:style-name="T16">: Schedule Project (For Build, Clean and Install) </text:span><text:span text:style-name="T17">automatically</text:span></text:p>
      <text:list xml:id="list2489209631" text:style-name="L10">
        <text:list-item>
          <text:p text:style-name="P43"><text:span text:style-name="T16">C</text:span><text:span text:style-name="T9">lick on any project -&gt; Configrue-&gt;build-&gt;triggers-&gt;build Periodically</text:span></text:p>
        </text:list-item>
        <text:list-item>
          <text:p text:style-name="P44"><text:span text:style-name="T9">(min hrs day month </text:span><text:span text:style-name="T19">week</text:span><text:span text:style-name="T9">) -&gt; save</text:span></text:p>
        </text:list-item>
        <text:list-item>
          <text:p text:style-name="P28">Can see automatic Builds after every 1 min</text:p>
        </text:list-item>
        <text:list-item>
          <text:p text:style-name="P28">You can manually trigger build as well. </text:p>
        </text:list-item>
      </text:list>
      <text:p text:style-name="P29"/>
      <text:p text:style-name="P13"><text:span text:style-name="T9"><text:tab/></text:span><text:span text:style-name="T17">Step 5.2: </text:span><text:span text:style-name="T18">Source Code Poling (Poll SCM) when any change in code then build </text:span></text:p>
      <text:list xml:id="list366910628" text:style-name="L11">
        <text:list-item>
          <text:p text:style-name="P45"><text:span text:style-name="T18">N</text:span><text:span text:style-name="T9">ow go to Jenkins Homepage.</text:span></text:p>
        </text:list-item>
        <text:list-item>
          <text:p text:style-name="P30">Go to &lt;MyMavenProject&gt; -&gt; Configure</text:p>
          <text:list>
            <text:list-item>
              <text:p text:style-name="P30">Now go to Build trigger</text:p>
            </text:list-item>
            <text:list-item>
              <text:p text:style-name="P31">Poll SCM (checked)</text:p>
            </text:list-item>
            <text:list-item>
              <text:p text:style-name="P46"><text:span text:style-name="T9">Schedule ( min hrs day month week) -</text:span><text:span text:style-name="T20">&gt; save</text:span></text:p>
            </text:list-item>
            <text:list-item>
              <text:p text:style-name="P32">Now go to githubs account -&gt; do some changes in README.md -&gt;</text:p>
            </text:list-item>
          </text:list>
        </text:list-item>
      </text:list>
      <text:p text:style-name="P33"><text:tab/><text:tab/><text:tab/>commit changes</text:p>
      <text:p text:style-name="P33"><text:tab/><text:tab/><text:tab/>You can see, after 1min, it build automatical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20:36:09.254777963</meta:creation-date>
    <meta:generator>LibreOffice/6.4.7.2$Linux_X86_64 LibreOffice_project/40$Build-2</meta:generator>
    <dc:date>2021-10-23T00:59:22.759770234</dc:date>
    <meta:editing-duration>PT13H24M11S</meta:editing-duration>
    <meta:editing-cycles>44</meta:editing-cycles>
    <meta:document-statistic meta:table-count="0" meta:image-count="0" meta:object-count="0" meta:page-count="2" meta:paragraph-count="70" meta:word-count="631" meta:character-count="3443" meta:non-whitespace-character-count="2904"/>
  </office:meta>
</office:document-meta>
</file>